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5.5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241.68pt" svg:y="34.47pt">
            <draw:object draw:notify-on-update-of-ranges="Sheet1.A1:Sheet1.A9 Sheet1.B1:Sheet1.B9 Sheet1.C1:Sheet1.C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00" calcext:value-type="float">
            <text:p>100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00" calcext:value-type="float">
            <text:p>300</text:p>
          </table:table-cell>
          <table:table-cell office:value-type="float" office:value="333" calcext:value-type="float">
            <text:p>333</text:p>
          </table:table-cell>
          <table:table-cell table:number-columns-repeated="4"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000" calcext:value-type="float">
            <text:p>1000</text:p>
          </table:table-cell>
          <table:table-cell office:value-type="float" office:value="999" calcext:value-type="float">
            <text:p>999</text:p>
          </table:table-cell>
          <table:table-cell table:number-columns-repeated="4"/>
        </table:table-row>
        <table:table-row table:style-name="ro1">
          <table:table-cell office:value-type="float" office:value="3333" calcext:value-type="float">
            <text:p>3333</text:p>
          </table:table-cell>
          <table:table-cell office:value-type="float" office:value="3000" calcext:value-type="float">
            <text:p>3000</text:p>
          </table:table-cell>
          <table:table-cell office:value-type="float" office:value="3333" calcext:value-type="float">
            <text:p>3333</text:p>
          </table:table-cell>
          <table:table-cell table:number-columns-repeated="4"/>
        </table:table-row>
        <table:table-row table:style-name="ro1">
          <table:table-cell office:value-type="float" office:value="11111" calcext:value-type="float">
            <text:p>11111</text:p>
          </table:table-cell>
          <table:table-cell office:value-type="float" office:value="10000" calcext:value-type="float">
            <text:p>10000</text:p>
          </table:table-cell>
          <table:table-cell office:value-type="float" office:value="9999" calcext:value-type="float">
            <text:p>9999</text:p>
          </table:table-cell>
          <table:table-cell table:number-columns-repeated="4"/>
        </table:table-row>
        <table:table-row table:style-name="ro1" table:number-rows-repeated="16">
          <table:table-cell table:number-columns-repeated="7"/>
        </table:table-row>
        <table:table-row table:style-name="ro1">
          <table:table-cell office:value-type="string" calcext:value-type="string">
            <text:p>square_tesselation_2tri_Dirac_delta__</text:p>
          </table:table-cell>
          <table:table-cell office:value-type="string" calcext:value-type="string">
            <text:p>1_v9_f8.ply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_tesselation_2tri_Dirac_delta__</text:p>
          </table:table-cell>
          <table:table-cell office:value-type="string" calcext:value-type="string">
            <text:p>3_v49_f72.ply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 office:value-type="string" calcext:value-type="string">
            <text:p>10_v841_f1600.ply</text:p>
          </table:table-cell>
          <table:table-cell/>
          <table:table-cell office:value-type="float" office:value="841" calcext:value-type="float">
            <text:p>841</text:p>
          </table:table-cell>
          <table:table-cell office:value-type="float" office:value="1600" calcext:value-type="float">
            <text:p>16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_tesselation_2tri_Dirac_delta__</text:p>
          </table:table-cell>
          <table:table-cell office:value-type="string" calcext:value-type="string">
            <text:p>30_v3721_f7200.ply</text:p>
          </table:table-cell>
          <table:table-cell/>
          <table:table-cell office:value-type="float" office:value="3721" calcext:value-type="float">
            <text:p>3721</text:p>
          </table:table-cell>
          <table:table-cell office:value-type="float" office:value="7200" calcext:value-type="float">
            <text:p>7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_tesselation_2tri_Dirac_delta__</text:p>
          </table:table-cell>
          <table:table-cell office:value-type="string" calcext:value-type="string">
            <text:p>100_v40401_f80000.ply</text:p>
          </table:table-cell>
          <table:table-cell/>
          <table:table-cell office:value-type="float" office:value="40401" calcext:value-type="float">
            <text:p>40401</text:p>
          </table:table-cell>
          <table:table-cell office:value-type="float" office:value="80000" calcext:value-type="float">
            <text:p>8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_tesselation_2tri_Dirac_delta__</text:p>
          </table:table-cell>
          <table:table-cell office:value-type="string" calcext:value-type="string">
            <text:p>300_v361201_f720000.ply</text:p>
          </table:table-cell>
          <table:table-cell/>
          <table:table-cell office:value-type="float" office:value="361201" calcext:value-type="float">
            <text:p>361201</text:p>
          </table:table-cell>
          <table:table-cell office:value-type="float" office:value="720000" calcext:value-type="float">
            <text:p>72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_tesselation_2tri_Dirac_delta__</text:p>
          </table:table-cell>
          <table:table-cell office:value-type="string" calcext:value-type="string">
            <text:p>1000_v4004001_f8000000.ply</text:p>
          </table:table-cell>
          <table:table-cell/>
          <table:table-cell office:value-type="float" office:value="4004001" calcext:value-type="float">
            <text:p>4004001</text:p>
          </table:table-cell>
          <table:table-cell office:value-type="float" office:value="8000000" calcext:value-type="float">
            <text:p>8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quare_tesselation_2tri_Dirac_delta__</text:p>
          </table:table-cell>
          <table:table-cell office:value-type="string" calcext:value-type="string">
            <text:p>3000_v36012001_f72000000.ply</text:p>
          </table:table-cell>
          <table:table-cell/>
          <table:table-cell office:value-type="float" office:value="36012001" calcext:value-type="float">
            <text:p>36012001</text:p>
          </table:table-cell>
          <table:table-cell office:value-type="float" office:value="72000000" calcext:value-type="float">
            <text:p>7200000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1_v13_f16.ply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3_v85_f144.ply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10_v841_f1600.ply</text:p>
          </table:table-cell>
          <table:table-cell table:number-columns-repeated="2"/>
          <table:table-cell office:value-type="float" office:value="841" calcext:value-type="float">
            <text:p>841</text:p>
          </table:table-cell>
          <table:table-cell office:value-type="float" office:value="1600" calcext:value-type="float">
            <text:p>1600</text:p>
          </table:table-cell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30_v7321_f14400.ply</text:p>
          </table:table-cell>
          <table:table-cell table:number-columns-repeated="2"/>
          <table:table-cell office:value-type="float" office:value="7321" calcext:value-type="float">
            <text:p>7321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100_v80401_f160000.ply</text:p>
          </table:table-cell>
          <table:table-cell table:number-columns-repeated="2"/>
          <table:table-cell office:value-type="float" office:value="80401" calcext:value-type="float">
            <text:p>80401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300_v721201_f1440000.ply</text:p>
          </table:table-cell>
          <table:table-cell table:number-columns-repeated="2"/>
          <table:table-cell office:value-type="float" office:value="721201" calcext:value-type="float">
            <text:p>721201</text:p>
          </table:table-cell>
          <table:table-cell office:value-type="float" office:value="1440000" calcext:value-type="float">
            <text:p>1440000</text:p>
          </table:table-cell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1000_v8004001_f16000000.ply</text:p>
          </table:table-cell>
          <table:table-cell table:number-columns-repeated="2"/>
          <table:table-cell office:value-type="float" office:value="8004001" calcext:value-type="float">
            <text:p>8004001</text:p>
          </table:table-cell>
          <table:table-cell office:value-type="float" office:value="16000000" calcext:value-type="float">
            <text:p>16000000</text:p>
          </table:table-cell>
        </table:table-row>
        <table:table-row table:style-name="ro1">
          <table:table-cell office:value-type="string" calcext:value-type="string">
            <text:p>square_tesselation_4tri_Dirac_delta_</text:p>
          </table:table-cell>
          <table:table-cell/>
          <table:table-cell office:value-type="string" calcext:value-type="string">
            <text:p>3000_v72012001_f144000000.ply</text:p>
          </table:table-cell>
          <table:table-cell table:number-columns-repeated="2"/>
          <table:table-cell office:value-type="float" office:value="72012001" calcext:value-type="float">
            <text:p>72012001</text:p>
          </table:table-cell>
          <table:table-cell office:value-type="float" office:value="144000000" calcext:value-type="float">
            <text:p>144000000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1_v31_f42.ply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3_v133_f222.ply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10_v1057_f1986.ply</text:p>
          </table:table-cell>
          <table:table-cell table:number-columns-repeated="2"/>
          <table:table-cell office:value-type="float" office:value="1057" calcext:value-type="float">
            <text:p>1057</text:p>
          </table:table-cell>
          <table:table-cell office:value-type="float" office:value="1986" calcext:value-type="float">
            <text:p>1986</text:p>
          </table:table-cell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30_v8557_f16746.ply</text:p>
          </table:table-cell>
          <table:table-cell table:number-columns-repeated="2"/>
          <table:table-cell office:value-type="float" office:value="8557" calcext:value-type="float">
            <text:p>8557</text:p>
          </table:table-cell>
          <table:table-cell office:value-type="float" office:value="16743" calcext:value-type="float">
            <text:p>16743</text:p>
          </table:table-cell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100_v91507_f181806.ply</text:p>
          </table:table-cell>
          <table:table-cell table:number-columns-repeated="2"/>
          <table:table-cell office:value-type="float" office:value="91507" calcext:value-type="float">
            <text:p>91507</text:p>
          </table:table-cell>
          <table:table-cell office:value-type="float" office:value="181806" calcext:value-type="float">
            <text:p>181806</text:p>
          </table:table-cell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300_v814507_f1625406.ply</text:p>
          </table:table-cell>
          <table:table-cell table:number-columns-repeated="2"/>
          <table:table-cell office:value-type="float" office:value="814507" calcext:value-type="float">
            <text:p>814507</text:p>
          </table:table-cell>
          <table:table-cell office:value-type="float" office:value="1625406" calcext:value-type="float">
            <text:p>1625406</text:p>
          </table:table-cell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1000_v9015007_f18018006.ply</text:p>
          </table:table-cell>
          <table:table-cell table:number-columns-repeated="2"/>
          <table:table-cell office:value-type="float" office:value="9015007" calcext:value-type="float">
            <text:p>9015007</text:p>
          </table:table-cell>
          <table:table-cell office:value-type="float" office:value="18018006" calcext:value-type="float">
            <text:p>18018006</text:p>
          </table:table-cell>
        </table:table-row>
        <table:table-row table:style-name="ro1">
          <table:table-cell office:value-type="string" calcext:value-type="string">
            <text:p>hexagonal_tessellation_Dirac_delta_</text:p>
          </table:table-cell>
          <table:table-cell/>
          <table:table-cell office:value-type="string" calcext:value-type="string">
            <text:p>3000_v81045007_f162054006.ply</text:p>
          </table:table-cell>
          <table:table-cell table:number-columns-repeated="2"/>
          <table:table-cell office:value-type="float" office:value="81045007" calcext:value-type="float">
            <text:p>81045007</text:p>
          </table:table-cell>
          <table:table-cell office:value-type="float" office:value="162054006" calcext:value-type="float">
            <text:p>1620540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16:57:01.709628578</meta:creation-date>
    <dc:date>2019-01-10T18:11:09.515896975</dc:date>
    <meta:editing-duration>PT2M7S</meta:editing-duration>
    <meta:editing-cycles>1</meta:editing-cycles>
    <meta:document-statistic meta:table-count="1" meta:cell-count="123" meta:object-count="1"/>
    <meta:generator>LibreOffice/6.1.4.2$Linux_X86_64 LibreOffice_project/10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703cm" style:legend-expansion="high" chart:style-name="ch2"/>
        <chart:plot-area chart:style-name="ch3" table:cell-range-address="Sheet1.A1:Sheet1.C9" svg:x="0.32cm" svg:y="0.18cm" svg:width="12.508cm" svg:height="8.64cm">
          <chartooo:coordinate-region svg:x="1.312cm" svg:y="0.379cm" svg:width="11.23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9" chart:class="chart:line">
            <chart:data-point chart:repeated="9"/>
          </chart:series>
          <chart:series chart:style-name="ch7" chart:values-cell-range-address="Sheet1.B1:Sheet1.B9" chart:class="chart:line">
            <chart:data-point chart:repeated="9"/>
          </chart:series>
          <chart:series chart:style-name="ch8" chart:values-cell-range-address="Sheet1.C1:Sheet1.C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9</svg:desc>
                </draw:g>
              </table:table-cell>
              <table:table-cell office:value-type="float" office:value="1">
                <text:p>1</text:p>
                <draw:g>
                  <svg:desc>Sheet1.B1:Sheet1.B9</svg:desc>
                </draw:g>
              </table:table-cell>
              <table:table-cell office:value-type="float" office:value="1">
                <text:p>1</text:p>
                <draw:g>
                  <svg:desc>Sheet1.C1:Sheet1.C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1">
                <text:p>111</text:p>
              </table:table-cell>
              <table:table-cell office:value-type="float" office:value="100">
                <text:p>1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33">
                <text:p>333</text:p>
              </table:table-cell>
              <table:table-cell office:value-type="float" office:value="300">
                <text:p>300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11">
                <text:p>1111</text:p>
              </table:table-cell>
              <table:table-cell office:value-type="float" office:value="1000">
                <text:p>1000</text:p>
              </table:table-cell>
              <table:table-cell office:value-type="float" office:value="999">
                <text:p>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333">
                <text:p>3333</text:p>
              </table:table-cell>
              <table:table-cell office:value-type="float" office:value="3000">
                <text:p>3000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111">
                <text:p>11111</text:p>
              </table:table-cell>
              <table:table-cell office:value-type="float" office:value="10000">
                <text:p>10000</text:p>
              </table:table-cell>
              <table:table-cell office:value-type="float" office:value="9999">
                <text:p>999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4.2$Linux_X86_64 LibreOffice_project/1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